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rockingsoccer.com/lv/futbols/help/home/category-7/article-82" text:style-name="Internet_20_link" text:visited-style-name="Visited_20_Internet_20_Link">https://rockingsoccer.com/lv/futbols/help/home/category-7/article-82</text:a></text:h>
      <text:h text:style-name="P1" text:outline-level="1">Turnīri: <text:span text:style-name="T1"><office:annotation office:name="__Annotation__0_3618927722"><dc:creator>Unknown Author</dc:creator><dc:date>2018-11-09T09:45:27.045000000</dc:date><text:p text:style-name="P4"><text:span text:style-name="T2">Draudzības</text:span></text:p></office:annotation></text:span><text:span text:style-name="T1">Draudzibas</text:span><office:annotation-end office:name="__Annotation__0_3618927722"/> spēļu turnīri</text:h>
      <text:p text:style-name="P3">Draudzības spēļu turnīri ir turnīri ko organizē lietotāji. Lai to darītu organizatoram ir jābūt VIP lietotājam. Organizators izvēlas turnīra formātu un piedalīšanās nosacījumus. Jebkurš lietotājs var piedalīties vienā draudzības spēļu turnīrā reizi divās nedēļās.</text:p>
      <text:p text:style-name="P3">Draudzības spēļu turnīri ir veids kā padarīt interesantākas draudzības spēles. Šāda turnīra spēles ir normālās draudzības spēles ar šīm spēlēm raksturīgo pozīcijas un pieredzes punktu guvumu, taču tāpat tās dod arī draudzības spēļu nogurumu un traumu risku.</text:p>
      <text:p text:style-name="P3">Turnīru un populāru spēlētāju prasmes neietekmē to sniegumu vai komandas ieguvumus no draudzības spēļu turnīriem.</text:p>
      <text:h text:style-name="P2" text:outline-level="3">Pieteikšanās draudzības spēļu turnīram</text:h>
      <text:p text:style-name="P3">Draudzības spēļu turnīri ir atrodami spēļu sadaļā <office:annotation><dc:creator>Unknown Author</dc:creator><dc:date>2018-11-09T09:53:40.499000000</dc:date><text:p text:style-name="P4"><text:span text:style-name="T2">Normāli lasītos, ja šeit ieliktu domu zīmi (“-”), vai arī pašu sadaļu ķepiņās )</text:span></text:p></office:annotation>iedaļā draudzības spēļu turnīri. Lai piedalītos tev ir jāsameklē turnīrs kurā tu vari piedalīties.</text:p>
      <text:p text:style-name="P3">Organizatori var izvēlēties dažādus veidus kā ierobežot potenciālo dalībnieku atlasi. To var balstīt popularitātē vai labākā 11 vidējā vērtībā. Tāpat var ierobežot atlasi izvēloties dalībniekus no savas valsts vai kontinenta. Vēl viena opcija ir rīkot turnīru komandām, kuras rīkotājs pats uzaicina.</text:p>
      <text:p text:style-name="P3">Ja tevi uzaicina dalībai draudzības spēļu turnīrā tev tiek atsūtīta vēstule ar linku uz turnīru.</text:p>
      <text:h text:style-name="P2" text:outline-level="3">Turnīra formāts</text:h>
      <text:p text:style-name="P3">Draudzības spēļu turnīriem ir iespējami 3 dažādi formāti.</text:p>
      <text:p text:style-name="P3">Līga: visas komandas spēlē vienā līgā un komanda ar visvairāk punktiem ir uzvarētāja</text:p>
      <text:p text:style-name="P3">Grupu turnīrs: Komandas tiek sadalītas grupās pa 3 vai 4 un divas labākās no katras grupas iekļūst izslēgšanas turnīrā kur noskaidro uzvarētāju</text:p>
      <text:p text:style-name="P3">Kausa formāts: katrā kārtā zaudētājs izstājas, uzvarētājs iekļūst nākamajā kārtā.</text:p>
      <text:p text:style-name="P3">Katrā no formātiem ir ir divu veidu spēļu aizvadīšanas opcijas: viena spēļu kārta ar nejauši noteiktu mājinieka bonusu vai mājas-izbraukuma spēlēm katrā kārtā, arī finālā.</text:p>
      <text:h text:style-name="P2" text:outline-level="3">Piedalīšanās izmaksas</text:h>
      <text:p text:style-name="P3">Piedalīšanās draudzības spēļu turnīrā izmaksā draudzības spēļu un parastos žetonus. Par katru garantēto spēli ir jāmaksā ar vienu DS žetonu, maksimums 4. Piemēram, lai piedalītos kausa formāta turnīrā ar mājas-izbraukuma spēļu shēmu ir nepieciešami 2 DS <office:annotation office:name="__Annotation__5_3618927722"><dc:creator>Unknown Author</dc:creator><dc:date>2018-11-09T09:51:11.707000000</dc:date><text:p text:style-name="P4"><text:span text:style-name="T2">komats</text:span></text:p></office:annotation><text:span text:style-name="T1">žetoni jo</text:span><office:annotation-end office:name="__Annotation__5_3618927722"/> ir garantētas 2 spēles</text:p>
      <text:p text:style-name="P3">Tāpat ir jāmaksā viens žetons par katru iespējamo spēli. 32 komandu vienas spēles kārtā tas ir viens DS žetons un 4 žetoni (5 kārtas mīnus viens DS žetons)</text:p>
      <text:p text:style-name="P3">Tāpat katra dalībniekkomanda maksā 3 žetonus turnīra balvu fondā, kas tiek sadalīta starp pirmās un otrās vietas ieguvējiem. Tiesa, ielūgumu turnīros šī maksa ir viens žetons.</text:p>
      <text:p text:style-name="P3">Botu komandas, kas aizpilda tukšās vietas izlozē, nedod pienesumu turnīra balvu fondam.</text:p>
      <text:h text:style-name="P2" text:outline-level="3">Spēļu norise</text:h>
      <text:p text:style-name="P3">Draudzības spēļu turnīri sākas 3 dienas pēc reģistrācijas beigām un izlozes. Starp kārtām ir viena brīva diena, pie tam spēles netiek aizvadītas izlašu spēļu dienās.</text:p>
      <text:p text:style-name="P3">Spēles tiek aizvadītas kausu (turnīru) laika joslā. Draudzības spēļu turnīru spēlēs ir samazināts nogurums (tās ir parastās draudzības spēles pēc būtības) tomēr <office:annotation office:name="__Annotation__1_3618927722"><dc:creator>Unknown Author</dc:creator><dc:date>2018-11-09T09:47:59.275000000</dc:date><text:p text:style-name="P4"><text:span text:style-name="T2">menedžeri paši</text:span></text:p></office:annotation><text:span text:style-name="T1">menedžer ipaši</text:span><office:annotation-end office:name="__Annotation__1_3618927722"/> ir atbildīgi par sava sastāva rotācijām</text:p>
      <text:h text:style-name="P2" text:outline-level="3"><text:soft-page-break/>Godīgas cīņas noteikumi</text:h>
      <text:p text:style-name="P3">Tā kā šo turnīru spēles ir draudzības spēles un tajās nekas <text:span text:style-name="T1">neizšķiras</text:span><text:span text:style-name="T1"><office:annotation><dc:creator>Unknown Author</dc:creator><dc:date>2018-11-09T09:50:04.164000000</dc:date><text:p text:style-name="P4"><text:span text:style-name="T2">komats</text:span></text:p></office:annotation></text:span><text:span text:style-name="T1"> tad</text:span> sastāva izvēles nosacījumi uz tām neattiecas. Menedžeri var izvēlēties vienu spēli aizvadīt ar vāju, bet citu ar stipru sastāvu</text:p>
      <text:p text:style-name="P3">Ir divi dalības ierobežojumi: nav iespējams vienā turnīrā piedalīties ar abām savām komandām. Tāpat vienā turnīrā nevar spēlēt klubi, kuru menedžeri ir saistīti ar pieskatīšanas saikni.</text:p>
      <text:p text:style-name="P3">Neskatoties uz draudzības spēļu turnīru raksturu tomēr jāņem vērā, ka <office:annotation office:name="__Annotation__2_3618927722"><dc:creator>Unknown Author</dc:creator><dc:date>2018-11-09T09:48:42.251000000</dc:date><text:p text:style-name="P4"><text:span text:style-name="T2">gadījumos</text:span></text:p></office:annotation><text:span text:style-name="T1">gadaījumos</text:span><office:annotation-end office:name="__Annotation__2_3618927722"/>, kad mēs uzskatīsim, ka šie <office:annotation office:name="__Annotation__4_3618927722"><dc:creator>Unknown Author</dc:creator><dc:date>2018-11-09T09:49:06.027000000</dc:date><text:p text:style-name="P5"><text:span text:style-name="T2">turnīri</text:span></text:p></office:annotation>t<text:span text:style-name="T1">urnŗi</text:span><office:annotation-end office:name="__Annotation__4_3618927722"/> tiek izmantoti lai nodotu žetonus starp kontiem sekos sod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9:44:52.690000000</meta:creation-date>
    <dc:date>2018-11-09T10:00:35.064000000</dc:date>
    <meta:editing-duration>PT5M22S</meta:editing-duration>
    <meta:editing-cycles>1</meta:editing-cycles>
    <meta:document-statistic meta:table-count="0" meta:image-count="0" meta:object-count="0" meta:page-count="2" meta:paragraph-count="27" meta:word-count="506" meta:character-count="3567" meta:non-whitespace-character-count="3088"/>
    <meta:generator>LibreOffice/6.1.3.2$Windows_X86_64 LibreOffice_project/86daf60bf00efa86ad547e59e09d6bb77c699acb</meta:generator>
  </office:meta>
</office:document-meta>
</file>